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  <style:text-properties style:font-name="Liberation Sans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n Requests</text:p>
          </table:table-cell>
          <table:table-cell office:value-type="string">
            <text:p>Count</text:p>
          </table:table-cell>
          <table:table-cell office:value-type="string">
            <text:p>Avg (ms)</text:p>
          </table:table-cell>
          <table:table-cell office:value-type="string">
            <text:p>Min (ms)</text:p>
          </table:table-cell>
          <table:table-cell office:value-type="string">
            <text:p>Max (ms)</text:p>
          </table:table-cell>
          <table:table-cell office:value-type="string">
            <text:p>Std. Dev.</text:p>
          </table:table-cell>
          <table:table-cell office:value-type="string">
            <text:p>Error (%)</text:p>
          </table:table-cell>
          <table:table-cell office:value-type="string">
            <text:p>Throughput (Req/s)</text:p>
          </table:table-cell>
          <table:table-cell table:number-columns-repeated="1015"/>
        </table:table-row>
        <table:table-row table:style-name="ro2">
          <table:table-cell office:value-type="string">
            <text:p>AVWMS (Marco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96.20877039023">
            <text:p>96.2087703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28772635814889">
            <text:p>6.287726358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74">
            <text:p>574</text:p>
          </table:table-cell>
          <table:table-cell table:style-name="ce2" office:value-type="float" office:value="83.2453067746164">
            <text:p>83.24530677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04099971918">
            <text:p>14.04099971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840">
            <text:p>840</text:p>
          </table:table-cell>
          <table:table-cell table:style-name="ce2" office:value-type="float" office:value="112.841384141635">
            <text:p>112.84138414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6854571293226">
            <text:p>23.685457129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357">
            <text:p>1357</text:p>
          </table:table-cell>
          <table:table-cell table:style-name="ce2" office:value-type="float" office:value="181.461019505568">
            <text:p>181.46101950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.4924531178533">
            <text:p>30.492453117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533">
            <text:p>2533</text:p>
          </table:table-cell>
          <table:table-cell table:style-name="ce2" office:value-type="float" office:value="361.216805949003">
            <text:p>361.2168059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.7296568007421">
            <text:p>33.729656800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6768">
            <text:p>6768</text:p>
          </table:table-cell>
          <table:table-cell table:style-name="ce2" office:value-type="float" office:value="953.232107167125">
            <text:p>953.23210716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3558604180094">
            <text:p>35.3558604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226">
            <text:p>1226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6290">
            <text:p>16290</text:p>
          </table:table-cell>
          <table:table-cell table:style-name="ce2" office:value-type="float" office:value="2528.52951585659">
            <text:p>2528.52951585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573671777294">
            <text:p>35.573671777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AVWMS (direkt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420">
            <text:p>2420</text:p>
          </table:table-cell>
          <table:table-cell table:style-name="ce2" office:value-type="float" office:value="334.437808119836">
            <text:p>334.43780811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57227237267358">
            <text:p>5.572272372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43">
            <text:p>2443</text:p>
          </table:table-cell>
          <table:table-cell table:style-name="ce2" office:value-type="float" office:value="340.561768112629">
            <text:p>340.5617681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9075043630017">
            <text:p>10.90750436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982">
            <text:p>2982</text:p>
          </table:table-cell>
          <table:table-cell table:style-name="ce2" office:value-type="float" office:value="421.437794668442">
            <text:p>421.43779466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7873983179374">
            <text:p>13.787398317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124">
            <text:p>4124</text:p>
          </table:table-cell>
          <table:table-cell table:style-name="ce2" office:value-type="float" office:value="546.301190827917">
            <text:p>546.30119082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4155691187493">
            <text:p>21.415569118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433">
            <text:p>43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644">
            <text:p>8644</text:p>
          </table:table-cell>
          <table:table-cell table:style-name="ce2" office:value-type="float" office:value="885.857588192459">
            <text:p>885.857588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.8340369863828">
            <text:p>22.83403698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751">
            <text:p>75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5685">
            <text:p>15685</text:p>
          </table:table-cell>
          <table:table-cell table:style-name="ce2" office:value-type="float" office:value="1727.94205580015">
            <text:p>1727.9420558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.9193579804433">
            <text:p>29.919357980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306">
            <text:p>130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0425">
            <text:p>20425</text:p>
          </table:table-cell>
          <table:table-cell table:style-name="ce2" office:value-type="float" office:value="2915.43899811864">
            <text:p>2915.43899811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5387458420599">
            <text:p>31.538745842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AVWMS (wms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28">
            <text:p>3228</text:p>
          </table:table-cell>
          <table:table-cell table:style-name="ce2" office:value-type="float" office:value="427.165670320076">
            <text:p>427.1656703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7345730520126">
            <text:p>3.97345730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816">
            <text:p>3816</text:p>
          </table:table-cell>
          <table:table-cell table:style-name="ce2" office:value-type="float" office:value="526.767982607144">
            <text:p>526.76798260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67697984672154">
            <text:p>5.676979846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99">
            <text:p>5399</text:p>
          </table:table-cell>
          <table:table-cell table:style-name="ce2" office:value-type="float" office:value="664.334387921474">
            <text:p>664.33438792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61437739587371">
            <text:p>8.614377395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20">
            <text:p>9120</text:p>
          </table:table-cell>
          <table:table-cell table:style-name="ce2" office:value-type="float" office:value="1062.51677709107">
            <text:p>1062.51677709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6969696969697">
            <text:p>9.69696969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2496">
            <text:p>249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080">
            <text:p>20080</text:p>
          </table:table-cell>
          <table:table-cell table:style-name="ce2" office:value-type="float" office:value="3439.55272197408">
            <text:p>3439.55272197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84875485492346">
            <text:p>5.848754854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5978">
            <text:p>1597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7292">
            <text:p>77292</text:p>
          </table:table-cell>
          <table:table-cell table:style-name="ce2" office:value-type="float" office:value="17648.5413492956">
            <text:p>17648.5413492956</text:p>
          </table:table-cell>
          <table:table-cell table:style-name="ce4" office:value-type="float" office:value="0.0625">
            <text:p>0.0625</text:p>
          </table:table-cell>
          <table:table-cell table:style-name="ce2" office:value-type="float" office:value="1.86030738672835">
            <text:p>1.86030738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AVWMS (embedded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184">
            <text:p>3184</text:p>
          </table:table-cell>
          <table:table-cell table:style-name="ce2" office:value-type="float" office:value="420.154720430462">
            <text:p>420.1547204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32907007727152">
            <text:p>5.32907007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151">
            <text:p>3151</text:p>
          </table:table-cell>
          <table:table-cell table:style-name="ce2" office:value-type="float" office:value="431.205452075922">
            <text:p>431.20545207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4210087536474">
            <text:p>10.421008753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770">
            <text:p>2770</text:p>
          </table:table-cell>
          <table:table-cell table:style-name="ce2" office:value-type="float" office:value="411.983789001461">
            <text:p>411.98378900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.3586238673015">
            <text:p>15.35862386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009">
            <text:p>5009</text:p>
          </table:table-cell>
          <table:table-cell table:style-name="ce2" office:value-type="float" office:value="572.415206624527">
            <text:p>572.41520662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780437147661">
            <text:p>19.780437147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346">
            <text:p>8346</text:p>
          </table:table-cell>
          <table:table-cell table:style-name="ce2" office:value-type="float" office:value="909.553423158306">
            <text:p>909.55342315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6033755274262">
            <text:p>21.603375527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752">
            <text:p>75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4543">
            <text:p>14543</text:p>
          </table:table-cell>
          <table:table-cell table:style-name="ce2" office:value-type="float" office:value="1585.49851325088">
            <text:p>1585.49851325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.379746835443">
            <text:p>30.379746835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340">
            <text:p>134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9623">
            <text:p>19623</text:p>
          </table:table-cell>
          <table:table-cell table:style-name="ce2" office:value-type="float" office:value="2966.93106525275">
            <text:p>2966.93106525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9069380972165">
            <text:p>31.9069380972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Grundbuchplan (direkt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84">
            <text:p>5084</text:p>
          </table:table-cell>
          <table:table-cell table:style-name="ce2" office:value-type="float" office:value="821.670920198591">
            <text:p>821.67092019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650434877444">
            <text:p>2.726504348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995">
            <text:p>4995</text:p>
          </table:table-cell>
          <table:table-cell table:style-name="ce2" office:value-type="float" office:value="706.507478799765">
            <text:p>706.50747879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11807892321811">
            <text:p>6.118078923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31">
            <text:p>2331</text:p>
          </table:table-cell>
          <table:table-cell table:style-name="ce2" office:value-type="float" office:value="259.630237838353">
            <text:p>259.63023783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3160293121498">
            <text:p>12.31602931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987">
            <text:p>4987</text:p>
          </table:table-cell>
          <table:table-cell table:style-name="ce2" office:value-type="float" office:value="720.232253356513">
            <text:p>720.23225335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974033756117">
            <text:p>19.974033756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170">
            <text:p>7170</text:p>
          </table:table-cell>
          <table:table-cell table:style-name="ce2" office:value-type="float" office:value="649.44939256445">
            <text:p>649.44939256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1107510329742">
            <text:p>31.11075103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672">
            <text:p>67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410">
            <text:p>16410</text:p>
          </table:table-cell>
          <table:table-cell table:style-name="ce2" office:value-type="float" office:value="1544.67092260456">
            <text:p>1544.67092260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.006668055845">
            <text:p>32.006668055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205">
            <text:p>120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340">
            <text:p>18340</text:p>
          </table:table-cell>
          <table:table-cell table:style-name="ce2" office:value-type="float" office:value="2753.17670346242">
            <text:p>2753.17670346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7237391052914">
            <text:p>31.723739105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Grundbuchplan (wms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432">
            <text:p>2432</text:p>
          </table:table-cell>
          <table:table-cell table:style-name="ce2" office:value-type="float" office:value="268.059676005176">
            <text:p>268.05967600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83161810890467">
            <text:p>4.831618108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429">
            <text:p>2429</text:p>
          </table:table-cell>
          <table:table-cell table:style-name="ce2" office:value-type="float" office:value="284.083688197686">
            <text:p>284.08368819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25584095196633">
            <text:p>7.2558409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6357">
            <text:p>6357</text:p>
          </table:table-cell>
          <table:table-cell table:style-name="ce2" office:value-type="float" office:value="571.456975086489">
            <text:p>571.45697508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6884747382597">
            <text:p>8.688474738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168">
            <text:p>6168</text:p>
          </table:table-cell>
          <table:table-cell table:style-name="ce2" office:value-type="float" office:value="642.727858117259">
            <text:p>642.72785811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7567291746396">
            <text:p>12.756729174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1772">
            <text:p>1772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5915">
            <text:p>15915</text:p>
          </table:table-cell>
          <table:table-cell table:style-name="ce2" office:value-type="float" office:value="2332.48076840661">
            <text:p>2332.48076840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10075311689134">
            <text:p>8.100753116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9198">
            <text:p>1919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233">
            <text:p>80233</text:p>
          </table:table-cell>
          <table:table-cell table:style-name="ce2" office:value-type="float" office:value="17570.5352731942">
            <text:p>17570.5352731942</text:p>
          </table:table-cell>
          <table:table-cell table:style-name="ce2" office:value-type="float" office:value="0.0677083333333333">
            <text:p>0.0677083333</text:p>
          </table:table-cell>
          <table:table-cell table:style-name="ce2" office:value-type="float" office:value="1.56121994702423">
            <text:p>1.5612199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Grundbuchplan (embedded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42">
            <text:p>2242</text:p>
          </table:table-cell>
          <table:table-cell table:style-name="ce2" office:value-type="float" office:value="245.951557018857">
            <text:p>245.95155701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24609618988132">
            <text:p>6.246096189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7">
            <text:p>2277</text:p>
          </table:table-cell>
          <table:table-cell table:style-name="ce2" office:value-type="float" office:value="247.336391176066">
            <text:p>247.33639117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8849536486808">
            <text:p>11.884953648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64">
            <text:p>2564</text:p>
          </table:table-cell>
          <table:table-cell table:style-name="ce2" office:value-type="float" office:value="219.673088417767">
            <text:p>219.67308841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7116542685087">
            <text:p>17.711654268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22">
            <text:p>3022</text:p>
          </table:table-cell>
          <table:table-cell table:style-name="ce2" office:value-type="float" office:value="263.681207853347">
            <text:p>263.68120785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.0062515628907">
            <text:p>25.006251562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329">
            <text:p>6329</text:p>
          </table:table-cell>
          <table:table-cell table:style-name="ce2" office:value-type="float" office:value="662.441216928277">
            <text:p>662.44121692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.110562220654">
            <text:p>30.110562220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614">
            <text:p>14614</text:p>
          </table:table-cell>
          <table:table-cell table:style-name="ce2" office:value-type="float" office:value="1506.98643552631">
            <text:p>1506.98643552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.6635399316209">
            <text:p>33.66353993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195">
            <text:p>1195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6341">
            <text:p>16341</text:p>
          </table:table-cell>
          <table:table-cell table:style-name="ce2" office:value-type="float" office:value="2627.82234047237">
            <text:p>2627.8223404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.8795273567942">
            <text:p>32.879527356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Orthofoto (direkt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252.305532242161">
            <text:p>252.30553224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4741806177788">
            <text:p>2.94741806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86">
            <text:p>786</text:p>
          </table:table-cell>
          <table:table-cell table:style-name="ce2" office:value-type="float" office:value="180.164696597308">
            <text:p>180.16469659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56452061654889">
            <text:p>5.56452061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361">
            <text:p>1361</text:p>
          </table:table-cell>
          <table:table-cell table:style-name="ce2" office:value-type="float" office:value="253.105273305398">
            <text:p>253.10527330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29886553840431">
            <text:p>9.298865538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110">
            <text:p>2110</text:p>
          </table:table-cell>
          <table:table-cell table:style-name="ce2" office:value-type="float" office:value="358.284760176874">
            <text:p>358.28476017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9567341242149">
            <text:p>13.956734124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963">
            <text:p>96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4845">
            <text:p>4845</text:p>
          </table:table-cell>
          <table:table-cell table:style-name="ce2" office:value-type="float" office:value="730.928971387913">
            <text:p>730.92897138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1268587837145">
            <text:p>13.126858783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614">
            <text:p>161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204">
            <text:p>32204</text:p>
          </table:table-cell>
          <table:table-cell table:style-name="ce2" office:value-type="float" office:value="3397.96005582168">
            <text:p>3397.96005582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6271783639653">
            <text:p>14.6271783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2907">
            <text:p>290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38352">
            <text:p>38352</text:p>
          </table:table-cell>
          <table:table-cell table:style-name="ce2" office:value-type="float" office:value="6062.59824270686">
            <text:p>6062.59824270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9541445177873">
            <text:p>14.954144517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Orthofoto (wms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547">
            <text:p>1547</text:p>
          </table:table-cell>
          <table:table-cell table:style-name="ce2" office:value-type="float" office:value="349.293214792386">
            <text:p>349.29321479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5910778053371">
            <text:p>1.759107780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16">
            <text:p>616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370.338873330899">
            <text:p>370.3388733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281007751938">
            <text:p>3.02810077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589">
            <text:p>2589</text:p>
          </table:table-cell>
          <table:table-cell table:style-name="ce2" office:value-type="float" office:value="517.708199061015">
            <text:p>517.7081990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8442213359006">
            <text:p>4.584422133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440">
            <text:p>144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5269">
            <text:p>5269</text:p>
          </table:table-cell>
          <table:table-cell table:style-name="ce2" office:value-type="float" office:value="942.742748036282">
            <text:p>942.74274803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1525144270404">
            <text:p>5.15251442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5687">
            <text:p>5687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9813">
            <text:p>29813</text:p>
          </table:table-cell>
          <table:table-cell table:style-name="ce2" office:value-type="float" office:value="5145.03799557705">
            <text:p>5145.03799557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4448471026102">
            <text:p>2.64448471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Orthofoto (embedded)</text:p>
          </table:table-cell>
          <table:table-cell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63">
            <text:p>763</text:p>
          </table:table-cell>
          <table:table-cell table:style-name="ce2" office:value-type="float" office:value="176.60416303134">
            <text:p>176.60416303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27230819888">
            <text:p>3.29272308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187.760292660616">
            <text:p>187.76029266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2949274594938">
            <text:p>5.294927459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082">
            <text:p>2082</text:p>
          </table:table-cell>
          <table:table-cell table:style-name="ce2" office:value-type="float" office:value="292.575690035929">
            <text:p>292.57569003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3976130062964">
            <text:p>9.397613006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078">
            <text:p>2078</text:p>
          </table:table-cell>
          <table:table-cell table:style-name="ce2" office:value-type="float" office:value="357.300859185925">
            <text:p>357.30085918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9811254806012">
            <text:p>13.981125480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947">
            <text:p>94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472">
            <text:p>4472</text:p>
          </table:table-cell>
          <table:table-cell table:style-name="ce2" office:value-type="float" office:value="691.55745921381">
            <text:p>691.55745921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9992708713088">
            <text:p>13.99927087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68">
            <text:p>768</text:p>
          </table:table-cell>
          <table:table-cell office:value-type="float" office:value="1638">
            <text:p>1638</text:p>
          </table:table-cell>
          <table:table-cell office:value-type="float" office:value="79">
            <text:p>79</text:p>
          </table:table-cell>
          <table:table-cell office:value-type="float" office:value="31421">
            <text:p>31421</text:p>
          </table:table-cell>
          <table:table-cell office:value-type="float" office:value="3339.19510214071">
            <text:p>3339.1951021407</text:p>
          </table:table-cell>
          <table:table-cell office:value-type="float" office:value="0">
            <text:p>0</text:p>
          </table:table-cell>
          <table:table-cell office:value-type="float" office:value="14.592992323478">
            <text:p>14.59299232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office:value-type="float" office:value="2897">
            <text:p>2897</text:p>
          </table:table-cell>
          <table:table-cell office:value-type="float" office:value="91">
            <text:p>91</text:p>
          </table:table-cell>
          <table:table-cell office:value-type="float" office:value="41608">
            <text:p>41608</text:p>
          </table:table-cell>
          <table:table-cell office:value-type="float" office:value="6217.77476473226">
            <text:p>6217.7747647323</text:p>
          </table:table-cell>
          <table:table-cell office:value-type="float" office:value="0">
            <text:p>0</text:p>
          </table:table-cell>
          <table:table-cell office:value-type="float" office:value="14.9071216444419">
            <text:p>14.907121644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Basisplan (direkt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1532">
            <text:p>1532</text:p>
          </table:table-cell>
          <table:table-cell office:value-type="float" office:value="356.800882846441">
            <text:p>356.8008828464</text:p>
          </table:table-cell>
          <table:table-cell office:value-type="float" office:value="0">
            <text:p>0</text:p>
          </table:table-cell>
          <table:table-cell office:value-type="float" office:value="3.20235693470394">
            <text:p>3.20235693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0">
            <text:p>10</text:p>
          </table:table-cell>
          <table:table-cell office:value-type="float" office:value="1557">
            <text:p>1557</text:p>
          </table:table-cell>
          <table:table-cell office:value-type="float" office:value="361.560076750739">
            <text:p>361.5600767507</text:p>
          </table:table-cell>
          <table:table-cell office:value-type="float" office:value="0">
            <text:p>0</text:p>
          </table:table-cell>
          <table:table-cell office:value-type="float" office:value="6.12332374012614">
            <text:p>6.12332374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office:value-type="float" office:value="2184">
            <text:p>2184</text:p>
          </table:table-cell>
          <table:table-cell office:value-type="float" office:value="450.543662589987">
            <text:p>450.54366259</text:p>
          </table:table-cell>
          <table:table-cell office:value-type="float" office:value="0">
            <text:p>0</text:p>
          </table:table-cell>
          <table:table-cell office:value-type="float" office:value="9.30968672904157">
            <text:p>9.3096867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696">
            <text:p>2696</text:p>
          </table:table-cell>
          <table:table-cell office:value-type="float" office:value="575.805616853465">
            <text:p>575.8056168535</text:p>
          </table:table-cell>
          <table:table-cell office:value-type="float" office:value="0">
            <text:p>0</text:p>
          </table:table-cell>
          <table:table-cell office:value-type="float" office:value="12.9575639779721">
            <text:p>12.9575639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909">
            <text:p>909</text:p>
          </table:table-cell>
          <table:table-cell office:value-type="float" office:value="10">
            <text:p>10</text:p>
          </table:table-cell>
          <table:table-cell office:value-type="float" office:value="5047">
            <text:p>5047</text:p>
          </table:table-cell>
          <table:table-cell office:value-type="float" office:value="1119.34006695277">
            <text:p>1119.3400669528</text:p>
          </table:table-cell>
          <table:table-cell office:value-type="float" office:value="0">
            <text:p>0</text:p>
          </table:table-cell>
          <table:table-cell office:value-type="float" office:value="14.166605179665">
            <text:p>14.16660517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68">
            <text:p>768</text:p>
          </table:table-cell>
          <table:table-cell office:value-type="float" office:value="1543">
            <text:p>1543</text:p>
          </table:table-cell>
          <table:table-cell office:value-type="float" office:value="12">
            <text:p>12</text:p>
          </table:table-cell>
          <table:table-cell office:value-type="float" office:value="36321">
            <text:p>36321</text:p>
          </table:table-cell>
          <table:table-cell office:value-type="float" office:value="3389.28125210472">
            <text:p>3389.2812521047</text:p>
          </table:table-cell>
          <table:table-cell office:value-type="float" office:value="0">
            <text:p>0</text:p>
          </table:table-cell>
          <table:table-cell office:value-type="float" office:value="15.1736673647607">
            <text:p>15.17366736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office:value-type="float" office:value="2678">
            <text:p>2678</text:p>
          </table:table-cell>
          <table:table-cell office:value-type="float" office:value="18">
            <text:p>18</text:p>
          </table:table-cell>
          <table:table-cell office:value-type="float" office:value="40258">
            <text:p>40258</text:p>
          </table:table-cell>
          <table:table-cell office:value-type="float" office:value="5946.19479159157">
            <text:p>5946.1947915916</text:p>
          </table:table-cell>
          <table:table-cell office:value-type="float" office:value="0">
            <text:p>0</text:p>
          </table:table-cell>
          <table:table-cell office:value-type="float" office:value="15.6901201274822">
            <text:p>15.690120127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Basisplan (wms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office:value-type="float" office:value="1826">
            <text:p>1826</text:p>
          </table:table-cell>
          <table:table-cell office:value-type="float" office:value="425.0320693783">
            <text:p>425.0320693783</text:p>
          </table:table-cell>
          <table:table-cell office:value-type="float" office:value="0">
            <text:p>0</text:p>
          </table:table-cell>
          <table:table-cell office:value-type="float" office:value="2.39475070645146">
            <text:p>2.39475070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3">
            <text:p>503</text:p>
          </table:table-cell>
          <table:table-cell office:value-type="float" office:value="35">
            <text:p>35</text:p>
          </table:table-cell>
          <table:table-cell office:value-type="float" office:value="2662">
            <text:p>2662</text:p>
          </table:table-cell>
          <table:table-cell office:value-type="float" office:value="510.16416965522">
            <text:p>510.1641696552</text:p>
          </table:table-cell>
          <table:table-cell office:value-type="float" office:value="0">
            <text:p>0</text:p>
          </table:table-cell>
          <table:table-cell office:value-type="float" office:value="3.64006988934188">
            <text:p>3.64006988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098">
            <text:p>3098</text:p>
          </table:table-cell>
          <table:table-cell office:value-type="float" office:value="651.357768799145">
            <text:p>651.3577687991</text:p>
          </table:table-cell>
          <table:table-cell office:value-type="float" office:value="0">
            <text:p>0</text:p>
          </table:table-cell>
          <table:table-cell office:value-type="float" office:value="5.91540964211772">
            <text:p>5.91540964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1119">
            <text:p>1119</text:p>
          </table:table-cell>
          <table:table-cell office:value-type="float" office:value="29">
            <text:p>29</text:p>
          </table:table-cell>
          <table:table-cell office:value-type="float" office:value="5330">
            <text:p>5330</text:p>
          </table:table-cell>
          <table:table-cell office:value-type="float" office:value="1132.81177055149">
            <text:p>1132.8117705515</text:p>
          </table:table-cell>
          <table:table-cell office:value-type="float" office:value="0">
            <text:p>0</text:p>
          </table:table-cell>
          <table:table-cell office:value-type="float" office:value="6.3049714700041">
            <text:p>6.304971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4746">
            <text:p>4746</text:p>
          </table:table-cell>
          <table:table-cell office:value-type="float" office:value="41">
            <text:p>41</text:p>
          </table:table-cell>
          <table:table-cell office:value-type="float" office:value="28524">
            <text:p>28524</text:p>
          </table:table-cell>
          <table:table-cell office:value-type="float" office:value="5120.06307878579">
            <text:p>5120.0630787858</text:p>
          </table:table-cell>
          <table:table-cell office:value-type="float" office:value="0">
            <text:p>0</text:p>
          </table:table-cell>
          <table:table-cell office:value-type="float" office:value="3.15750524195206">
            <text:p>3.1575052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Basisplan (embedded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11">
            <text:p>311</text:p>
          </table:table-cell>
          <table:table-cell office:value-type="float" office:value="12">
            <text:p>12</text:p>
          </table:table-cell>
          <table:table-cell office:value-type="float" office:value="1525">
            <text:p>1525</text:p>
          </table:table-cell>
          <table:table-cell office:value-type="float" office:value="357.153440414621">
            <text:p>357.1534404146</text:p>
          </table:table-cell>
          <table:table-cell office:value-type="float" office:value="0">
            <text:p>0</text:p>
          </table:table-cell>
          <table:table-cell office:value-type="float" office:value="3.17904374364191">
            <text:p>3.17904374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23">
            <text:p>323</text:p>
          </table:table-cell>
          <table:table-cell office:value-type="float" office:value="11">
            <text:p>11</text:p>
          </table:table-cell>
          <table:table-cell office:value-type="float" office:value="1541">
            <text:p>1541</text:p>
          </table:table-cell>
          <table:table-cell office:value-type="float" office:value="368.61005357966">
            <text:p>368.6100535797</text:p>
          </table:table-cell>
          <table:table-cell office:value-type="float" office:value="0">
            <text:p>0</text:p>
          </table:table-cell>
          <table:table-cell office:value-type="float" office:value="5.65578869973418">
            <text:p>5.65578869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438.132572516584">
            <text:p>438.1325725166</text:p>
          </table:table-cell>
          <table:table-cell office:value-type="float" office:value="0">
            <text:p>0</text:p>
          </table:table-cell>
          <table:table-cell office:value-type="float" office:value="9.45894816496406">
            <text:p>9.4589481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507">
            <text:p>507</text:p>
          </table:table-cell>
          <table:table-cell office:value-type="float" office:value="14">
            <text:p>14</text:p>
          </table:table-cell>
          <table:table-cell office:value-type="float" office:value="3054">
            <text:p>3054</text:p>
          </table:table-cell>
          <table:table-cell office:value-type="float" office:value="631.627119747086">
            <text:p>631.6271197471</text:p>
          </table:table-cell>
          <table:table-cell office:value-type="float" office:value="0">
            <text:p>0</text:p>
          </table:table-cell>
          <table:table-cell office:value-type="float" office:value="13.7845475222276">
            <text:p>13.78454752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float" office:value="6128">
            <text:p>6128</text:p>
          </table:table-cell>
          <table:table-cell office:value-type="float" office:value="1137.17515913321">
            <text:p>1137.1751591332</text:p>
          </table:table-cell>
          <table:table-cell office:value-type="float" office:value="0">
            <text:p>0</text:p>
          </table:table-cell>
          <table:table-cell office:value-type="float" office:value="14.0028443277541">
            <text:p>14.00284432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68">
            <text:p>768</text:p>
          </table:table-cell>
          <table:table-cell office:value-type="float" office:value="1488">
            <text:p>1488</text:p>
          </table:table-cell>
          <table:table-cell office:value-type="float" office:value="17">
            <text:p>17</text:p>
          </table:table-cell>
          <table:table-cell office:value-type="float" office:value="33045">
            <text:p>33045</text:p>
          </table:table-cell>
          <table:table-cell office:value-type="float" office:value="3357.57430738308">
            <text:p>3357.5743073831</text:p>
          </table:table-cell>
          <table:table-cell office:value-type="float" office:value="0">
            <text:p>0</text:p>
          </table:table-cell>
          <table:table-cell office:value-type="float" office:value="14.9123317993825">
            <text:p>14.912331799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office:value-type="float" office:value="2732">
            <text:p>2732</text:p>
          </table:table-cell>
          <table:table-cell office:value-type="float" office:value="17">
            <text:p>17</text:p>
          </table:table-cell>
          <table:table-cell office:value-type="float" office:value="41000">
            <text:p>41000</text:p>
          </table:table-cell>
          <table:table-cell office:value-type="float" office:value="5836.92664317582">
            <text:p>5836.9266431758</text:p>
          </table:table-cell>
          <table:table-cell office:value-type="float" office:value="0">
            <text:p>0</text:p>
          </table:table-cell>
          <table:table-cell office:value-type="float" office:value="15.204909918828">
            <text:p>15.2049099188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Kombination (direkt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2622">
            <text:p>2622</text:p>
          </table:table-cell>
          <table:table-cell office:value-type="float" office:value="449.844225816004">
            <text:p>449.844225816</text:p>
          </table:table-cell>
          <table:table-cell office:value-type="float" office:value="0">
            <text:p>0</text:p>
          </table:table-cell>
          <table:table-cell office:value-type="float" office:value="1.71494229219187">
            <text:p>1.71494229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86">
            <text:p>586</text:p>
          </table:table-cell>
          <table:table-cell office:value-type="float" office:value="67">
            <text:p>67</text:p>
          </table:table-cell>
          <table:table-cell office:value-type="float" office:value="2665">
            <text:p>2665</text:p>
          </table:table-cell>
          <table:table-cell office:value-type="float" office:value="471.288995840132">
            <text:p>471.2889958401</text:p>
          </table:table-cell>
          <table:table-cell office:value-type="float" office:value="0">
            <text:p>0</text:p>
          </table:table-cell>
          <table:table-cell office:value-type="float" office:value="2.99320542368823">
            <text:p>2.99320542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3509">
            <text:p>3509</text:p>
          </table:table-cell>
          <table:table-cell office:value-type="float" office:value="546.571985172127">
            <text:p>546.5719851721</text:p>
          </table:table-cell>
          <table:table-cell office:value-type="float" office:value="0">
            <text:p>0</text:p>
          </table:table-cell>
          <table:table-cell office:value-type="float" office:value="5.39825636319469">
            <text:p>5.39825636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4316">
            <text:p>4316</text:p>
          </table:table-cell>
          <table:table-cell office:value-type="float" office:value="727.458925232209">
            <text:p>727.4589252322</text:p>
          </table:table-cell>
          <table:table-cell office:value-type="float" office:value="0">
            <text:p>0</text:p>
          </table:table-cell>
          <table:table-cell office:value-type="float" office:value="7.93178663493952">
            <text:p>7.93178663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1757">
            <text:p>1757</text:p>
          </table:table-cell>
          <table:table-cell office:value-type="float" office:value="123">
            <text:p>123</text:p>
          </table:table-cell>
          <table:table-cell office:value-type="float" office:value="12864">
            <text:p>12864</text:p>
          </table:table-cell>
          <table:table-cell office:value-type="float" office:value="1563.37883164949">
            <text:p>1563.3788316495</text:p>
          </table:table-cell>
          <table:table-cell office:value-type="float" office:value="0">
            <text:p>0</text:p>
          </table:table-cell>
          <table:table-cell office:value-type="float" office:value="7.44085104733854">
            <text:p>7.44085104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68">
            <text:p>768</text:p>
          </table:table-cell>
          <table:table-cell office:value-type="float" office:value="2982">
            <text:p>2982</text:p>
          </table:table-cell>
          <table:table-cell office:value-type="float" office:value="100">
            <text:p>100</text:p>
          </table:table-cell>
          <table:table-cell office:value-type="float" office:value="44063">
            <text:p>44063</text:p>
          </table:table-cell>
          <table:table-cell office:value-type="float" office:value="4784.11258044722">
            <text:p>4784.1125804472</text:p>
          </table:table-cell>
          <table:table-cell office:value-type="float" office:value="0">
            <text:p>0</text:p>
          </table:table-cell>
          <table:table-cell office:value-type="float" office:value="8.32782121208835">
            <text:p>8.32782121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office:value-type="float" office:value="4839">
            <text:p>4839</text:p>
          </table:table-cell>
          <table:table-cell office:value-type="float" office:value="99">
            <text:p>99</text:p>
          </table:table-cell>
          <table:table-cell office:value-type="float" office:value="70744">
            <text:p>70744</text:p>
          </table:table-cell>
          <table:table-cell office:value-type="float" office:value="10910.1453137811">
            <text:p>10910.1453137811</text:p>
          </table:table-cell>
          <table:table-cell office:value-type="float" office:value="0.00130208333333333">
            <text:p>0.0013020833</text:p>
          </table:table-cell>
          <table:table-cell office:value-type="float" office:value="8.54301541747314">
            <text:p>8.543015417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Kombination (wms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10">
            <text:p>1010</text:p>
          </table:table-cell>
          <table:table-cell office:value-type="float" office:value="174">
            <text:p>174</text:p>
          </table:table-cell>
          <table:table-cell office:value-type="float" office:value="3634">
            <text:p>3634</text:p>
          </table:table-cell>
          <table:table-cell office:value-type="float" office:value="695.414730574497">
            <text:p>695.4147305745</text:p>
          </table:table-cell>
          <table:table-cell office:value-type="float" office:value="0">
            <text:p>0</text:p>
          </table:table-cell>
          <table:table-cell office:value-type="float" office:value="0.98872849515523">
            <text:p>0.98872849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140">
            <text:p>1140</text:p>
          </table:table-cell>
          <table:table-cell office:value-type="float" office:value="146">
            <text:p>146</text:p>
          </table:table-cell>
          <table:table-cell office:value-type="float" office:value="4300">
            <text:p>4300</text:p>
          </table:table-cell>
          <table:table-cell office:value-type="float" office:value="793.393837636769">
            <text:p>793.3938376368</text:p>
          </table:table-cell>
          <table:table-cell office:value-type="float" office:value="0">
            <text:p>0</text:p>
          </table:table-cell>
          <table:table-cell office:value-type="float" office:value="1.74316244530828">
            <text:p>1.74316244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09">
            <text:p>1609</text:p>
          </table:table-cell>
          <table:table-cell office:value-type="float" office:value="157">
            <text:p>157</text:p>
          </table:table-cell>
          <table:table-cell office:value-type="float" office:value="8417">
            <text:p>8417</text:p>
          </table:table-cell>
          <table:table-cell office:value-type="float" office:value="1174.65662403955">
            <text:p>1174.6566240396</text:p>
          </table:table-cell>
          <table:table-cell office:value-type="float" office:value="0">
            <text:p>0</text:p>
          </table:table-cell>
          <table:table-cell office:value-type="float" office:value="2.38726157225047">
            <text:p>2.38726157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2365">
            <text:p>2365</text:p>
          </table:table-cell>
          <table:table-cell office:value-type="float" office:value="281">
            <text:p>281</text:p>
          </table:table-cell>
          <table:table-cell office:value-type="float" office:value="9734">
            <text:p>9734</text:p>
          </table:table-cell>
          <table:table-cell office:value-type="float" office:value="1725.94860210262">
            <text:p>1725.9486021026</text:p>
          </table:table-cell>
          <table:table-cell office:value-type="float" office:value="0">
            <text:p>0</text:p>
          </table:table-cell>
          <table:table-cell office:value-type="float" office:value="2.81670304908105">
            <text:p>2.81670304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10070">
            <text:p>10070</text:p>
          </table:table-cell>
          <table:table-cell office:value-type="float" office:value="224">
            <text:p>224</text:p>
          </table:table-cell>
          <table:table-cell office:value-type="float" office:value="59837">
            <text:p>59837</text:p>
          </table:table-cell>
          <table:table-cell office:value-type="float" office:value="8466.35465412286">
            <text:p>8466.3546541229</text:p>
          </table:table-cell>
          <table:table-cell office:value-type="float" office:value="0">
            <text:p>0</text:p>
          </table:table-cell>
          <table:table-cell office:value-type="float" office:value="1.48863173809385">
            <text:p>1.48863173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Kombination (embedded)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60">
            <text:p>760</text:p>
          </table:table-cell>
          <table:table-cell office:value-type="float" office:value="69">
            <text:p>69</text:p>
          </table:table-cell>
          <table:table-cell office:value-type="float" office:value="2836">
            <text:p>2836</text:p>
          </table:table-cell>
          <table:table-cell office:value-type="float" office:value="530.519548744436">
            <text:p>530.5195487444</text:p>
          </table:table-cell>
          <table:table-cell office:value-type="float" office:value="0">
            <text:p>0</text:p>
          </table:table-cell>
          <table:table-cell office:value-type="float" office:value="1.31280112375776">
            <text:p>1.31280112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52">
            <text:p>52</text:p>
          </table:table-cell>
          <table:table-cell office:value-type="float" office:value="2357">
            <text:p>2357</text:p>
          </table:table-cell>
          <table:table-cell office:value-type="float" office:value="513.997704275029">
            <text:p>513.997704275</text:p>
          </table:table-cell>
          <table:table-cell office:value-type="float" office:value="0">
            <text:p>0</text:p>
          </table:table-cell>
          <table:table-cell office:value-type="float" office:value="2.6222630129802">
            <text:p>2.622263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62">
            <text:p>762</text:p>
          </table:table-cell>
          <table:table-cell office:value-type="float" office:value="67">
            <text:p>67</text:p>
          </table:table-cell>
          <table:table-cell office:value-type="float" office:value="4714">
            <text:p>4714</text:p>
          </table:table-cell>
          <table:table-cell office:value-type="float" office:value="659.930689997063">
            <text:p>659.9306899971</text:p>
          </table:table-cell>
          <table:table-cell office:value-type="float" office:value="0">
            <text:p>0</text:p>
          </table:table-cell>
          <table:table-cell office:value-type="float" office:value="4.30301856752512">
            <text:p>4.30301856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771">
            <text:p>771</text:p>
          </table:table-cell>
          <table:table-cell office:value-type="float" office:value="67">
            <text:p>67</text:p>
          </table:table-cell>
          <table:table-cell office:value-type="float" office:value="3321">
            <text:p>3321</text:p>
          </table:table-cell>
          <table:table-cell office:value-type="float" office:value="620.162026489852">
            <text:p>620.1620264899</text:p>
          </table:table-cell>
          <table:table-cell office:value-type="float" office:value="0">
            <text:p>0</text:p>
          </table:table-cell>
          <table:table-cell office:value-type="float" office:value="7.05119165138909">
            <text:p>7.05119165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float" office:value="1762">
            <text:p>1762</text:p>
          </table:table-cell>
          <table:table-cell office:value-type="float" office:value="106">
            <text:p>106</text:p>
          </table:table-cell>
          <table:table-cell office:value-type="float" office:value="13420">
            <text:p>13420</text:p>
          </table:table-cell>
          <table:table-cell office:value-type="float" office:value="1445.10540053159">
            <text:p>1445.1054005316</text:p>
          </table:table-cell>
          <table:table-cell office:value-type="float" office:value="0">
            <text:p>0</text:p>
          </table:table-cell>
          <table:table-cell office:value-type="float" office:value="7.49912119673476">
            <text:p>7.49912119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68">
            <text:p>768</text:p>
          </table:table-cell>
          <table:table-cell office:value-type="float" office:value="3293">
            <text:p>3293</text:p>
          </table:table-cell>
          <table:table-cell office:value-type="float" office:value="37">
            <text:p>37</text:p>
          </table:table-cell>
          <table:table-cell office:value-type="float" office:value="46407">
            <text:p>46407</text:p>
          </table:table-cell>
          <table:table-cell office:value-type="float" office:value="4670.16297255363">
            <text:p>4670.1629725536</text:p>
          </table:table-cell>
          <table:table-cell office:value-type="float" office:value="0">
            <text:p>0</text:p>
          </table:table-cell>
          <table:table-cell office:value-type="float" office:value="7.74662094008473">
            <text:p>7.74662094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3" office:value-type="float" office:value="615">
            <text:p>615</text:p>
          </table:table-cell>
          <table:table-cell office:value-type="float" office:value="6276">
            <text:p>6276</text:p>
          </table:table-cell>
          <table:table-cell office:value-type="float" office:value="48">
            <text:p>48</text:p>
          </table:table-cell>
          <table:table-cell office:value-type="float" office:value="71003">
            <text:p>71003</text:p>
          </table:table-cell>
          <table:table-cell office:value-type="float" office:value="12739.3739546541">
            <text:p>12739.3739546541</text:p>
          </table:table-cell>
          <table:table-cell office:value-type="float" office:value="0.0130081300813008">
            <text:p>0.0130081301</text:p>
          </table:table-cell>
          <table:table-cell office:value-type="float" office:value="6.88412286200412">
            <text:p>6.884122862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Ziegler</meta:initial-creator>
    <meta:creation-date>2013-12-13T18:04:28</meta:creation-date>
    <dc:date>2013-12-13T19:01:26</dc:date>
    <dc:creator>Stefan Ziegler</dc:creator>
    <meta:editing-duration>PT56M34S</meta:editing-duration>
    <meta:editing-cycles>26</meta:editing-cycles>
    <meta:generator>LibreOffice/4.0.2.2$Linux_X86_64 LibreOffice_project/400m0$Build-2</meta:generator>
    <meta:document-statistic meta:table-count="1" meta:cell-count="864" meta:object-count="0"/>
  </office:meta>
</office:document-meta>
</file>